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2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0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2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3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5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3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4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5" style:family="table-cell" style:parent-style-name="Default">
      <style:table-cell-properties fo:background-color="#00ff00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00ff"/>
    </style:style>
    <style:style style:name="ce68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1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2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74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75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76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77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78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79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0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3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84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85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86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87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89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0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1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2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4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95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96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7" style:family="table-cell" style:parent-style-name="Default">
      <style:text-properties fo:color="#ff420e" fo:font-weight="bold" style:font-weight-asian="bold" style:font-weight-complex="bold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 table:number-columns-repeated="3"/>
          <table:table-cell table:style-name="ce69" office:value-type="string" table:number-columns-spanned="4" table:number-rows-spanned="1">
            <text:p>ORGANIZATION OUTLINE</text:p>
          </table:table-cell>
          <table:covered-table-cell table:style-name="ce73"/>
          <table:covered-table-cell table:style-name="ce73"/>
          <table:covered-table-cell table:style-name="ce93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3"/>
          <table:table-cell table:style-name="ce70"/>
          <table:table-cell table:style-name="ce75"/>
          <table:table-cell table:style-name="ce75">
            <draw:custom-shape table:end-cell-address="'Plastimatch 2.0 Organization Draft'.H8" table:end-x="0.1878in" table:end-y="0.0571in" draw:z-index="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3"/>
          <table:table-cell table:style-name="ce70"/>
          <table:table-cell table:style-name="ce76" office:value-type="string">
            <text:p>test</text:p>
          </table:table-cell>
          <table:table-cell table:style-name="ce74">
            <draw:frame table:end-cell-address="'Plastimatch 2.0 Organization Draft'.I7" table:end-x="0.5984in" table:end-y="0.0504in" draw:z-index="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3"/>
          <table:table-cell table:style-name="ce70"/>
          <table:table-cell table:style-name="ce77" office:value-type="string">
            <text:p>q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3"/>
          <table:table-cell table:style-name="ce70"/>
          <table:table-cell table:style-name="ce78" office:value-type="string">
            <text:p>cli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3"/>
          <table:table-cell table:style-name="ce70"/>
          <table:table-cell table:style-name="ce74"/>
          <table:table-cell table:style-name="ce74">
            <draw:custom-shape table:end-cell-address="'Plastimatch 2.0 Organization Draft'.H12" table:end-x="0.1988in" table:end-y="0.0736in" draw:z-index="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3"/>
          <table:table-cell table:style-name="ce70"/>
          <table:table-cell table:style-name="ce79" office:value-type="string">
            <text:p>script</text:p>
          </table:table-cell>
          <table:table-cell table:style-name="ce74">
            <draw:frame table:end-cell-address="'Plastimatch 2.0 Organization Draft'.I11" table:end-x="0.4362in" table:end-y="0.1256in" draw:z-index="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3"/>
          <table:table-cell table:style-name="ce70">
            <draw:custom-shape table:end-cell-address="'Plastimatch 2.0 Organization Draft'.F12" table:end-x="0.8098in" table:end-y="0.0039in" draw:z-index="9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0" office:value-type="string">
            <text:p>wildwes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3"/>
          <table:table-cell table:style-name="ce70">
            <draw:frame table:end-cell-address="'Plastimatch 2.0 Organization Draft'.F13" table:end-x="0.8299in" table:end-y="0.102in" draw:z-index="8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3"/>
          <table:table-cell table:style-name="ce70"/>
          <table:table-cell table:style-name="ce74"/>
          <table:table-cell table:style-name="ce74">
            <draw:custom-shape table:end-cell-address="'Plastimatch 2.0 Organization Draft'.H19" table:end-x="0.1949in" table:end-y="0.1059in" draw:z-index="1" draw:style-name="gr1" draw:text-style-name="P1" svg:width="0.1299in" svg:height="1.0587in" svg:x="0.065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3"/>
          <table:table-cell table:style-name="ce70"/>
          <table:table-cell table:style-name="ce81" office:value-type="string">
            <text:p>util</text:p>
          </table:table-cell>
          <table:table-cell table:style-name="ce74"/>
          <table:table-cell table:style-name="ce7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3"/>
          <table:table-cell table:style-name="ce70"/>
          <table:table-cell table:style-name="ce82" office:value-type="string">
            <text:p>dose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3"/>
          <table:table-cell table:style-name="ce70"/>
          <table:table-cell table:style-name="ce83" office:value-type="string">
            <text:p>reconstruct</text:p>
          </table:table-cell>
          <table:table-cell table:style-name="ce74">
            <draw:frame table:end-cell-address="'Plastimatch 2.0 Organization Draft'.I17" table:end-x="0.4382in" table:end-y="0.0862in" draw:z-index="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3"/>
          <table:table-cell table:style-name="ce70"/>
          <table:table-cell table:style-name="ce84" office:value-type="string">
            <text:p>register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3"/>
          <table:table-cell table:style-name="ce70"/>
          <table:table-cell table:style-name="ce85" office:value-type="string">
            <text:p>segmen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3"/>
          <table:table-cell table:style-name="ce70"/>
          <table:table-cell table:style-name="ce74"/>
          <table:table-cell table:style-name="ce74">
            <draw:custom-shape table:end-cell-address="'Plastimatch 2.0 Organization Draft'.H25" table:end-x="0.2094in" table:end-y="0.0252in" draw:z-index="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3"/>
          <table:table-cell table:style-name="ce70"/>
          <table:table-cell table:style-name="ce86" office:value-type="string">
            <text:p>sys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3"/>
          <table:table-cell table:style-name="ce70"/>
          <table:table-cell table:style-name="ce87" office:value-type="string">
            <text:p>image</text:p>
          </table:table-cell>
          <table:table-cell table:style-name="ce74">
            <draw:frame table:end-cell-address="'Plastimatch 2.0 Organization Draft'.I23" table:end-x="0.4689in" table:end-y="0.1327in" draw:z-index="5" draw:style-name="gr2" draw:text-style-name="P3" svg:width="1.072in" svg:height="0.2413in" svg:x="0.2858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3"/>
          <table:table-cell table:style-name="ce70"/>
          <table:table-cell table:style-name="ce88" office:value-type="string">
            <text:p>cuda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3"/>
          <table:table-cell table:style-name="ce70"/>
          <table:table-cell table:style-name="ce89" office:value-type="string">
            <text:p>opencl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3"/>
          <table:table-cell table:style-name="ce71"/>
          <table:table-cell table:style-name="ce90" table:number-columns-repeated="2"/>
          <table:table-cell table:style-name="ce95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3"/>
          <table:table-cell table:style-name="ce69" office:value-type="string" table:number-columns-spanned="4" table:number-rows-spanned="1">
            <text:p>Move to top level (parallel to plastimatch, ise, etc)</text:p>
          </table:table-cell>
          <table:covered-table-cell table:style-name="ce91"/>
          <table:covered-table-cell table:style-name="ce91"/>
          <table:covered-table-cell table:style-name="ce96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3"/>
          <table:table-cell table:style-name="ce70"/>
          <table:table-cell table:style-name="ce92" office:value-type="string">
            <text:p>mondosho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3"/>
          <table:table-cell table:style-name="ce71"/>
          <table:table-cell table:style-name="ce90" table:number-columns-repeated="2"/>
          <table:table-cell table:style-name="ce95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9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huffle_mha_main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iftnD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inc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main.c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wrap.cpp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plm_cuda_math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api_config.h.in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_a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main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testbench.c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polyline_itk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structure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est2.cxx</text:p>
          </table:table-cell>
          <table:table-cell table:number-columns-repeated="8"/>
        </table:table-row>
        <table:table-row table:style-name="ro1">
          <table:table-cell table:style-name="ce6" office:value-type="string">
            <text:p>DEPRECATED</text:p>
          </table:table-cell>
          <table:table-cell table:style-name="ce38" office:value-type="string">
            <text:p>testme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Vmatrix.c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xyzInt.c</text:p>
          </table:table-cell>
          <table:table-cell table:number-columns-repeated="8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ROADMAP.TXT</text:p>
          </table:table-cell>
          <table:table-cell table:number-columns-repeated="8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1.TXT</text:p>
          </table:table-cell>
          <table:table-cell table:number-columns-repeated="8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2.TXT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main.c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c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h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main.cxx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cxx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h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cxx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h</text:p>
          </table:table-cell>
          <table:table-cell table:number-columns-repeated="8"/>
        </table:table-row>
        <table:table-row table:style-name="ro1">
          <table:table-cell table:style-name="ce9" office:value-type="string">
            <text:p>extra</text:p>
          </table:table-cell>
          <table:table-cell table:style-name="ce42" office:value-type="string">
            <text:p>cppcheck.sh</text:p>
          </table:table-cell>
          <table:table-cell table:number-columns-repeated="8"/>
        </table:table-row>
        <table:table-row table:style-name="ro1">
          <table:table-cell table:style-name="ce7" office:value-type="string">
            <text:p>extra</text:p>
          </table:table-cell>
          <table:table-cell table:style-name="ce42" office:value-type="string">
            <text:p>plastimatch-uncrustify.cfg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 table:number-columns-repeated="8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table:style-name="ce45" office:value-type="string">
            <text:p>plm_uid_prefix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rtog_to_mha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cpp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h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cpp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h</text:p>
          </table:table-cell>
          <table:table-cell table:number-columns-repeated="8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cxx</text:p>
          </table:table-cell>
          <table:table-cell table:number-columns-repeated="8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h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_main.c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l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xx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h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cxx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ui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ui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old.cu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pp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u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mai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old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l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wrap.cpp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pp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u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mai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old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l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_a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c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1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table:number-columns-repeated="3"/>
          <table:table-cell table:number-columns-repeated="2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office:value-type="string">
            <text:p>Temporarly part of image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office:value-type="string">
            <text:p>(needed by rpl_volume.cxx)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table:number-columns-repeated="3"/>
          <table:table-cell table:number-columns-repeated="2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ol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wrap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wrap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cro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in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stat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pu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_kernel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layer_cpu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ain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_p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l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main__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optimize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_old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mpute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inalize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Histogram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ImageDomain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global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initialize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main.cu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es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h</text:p>
          </table:table-cell>
          <table:table-cell table:number-columns-repeated="8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compiler_warning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_openc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c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c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math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config.h.in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cxx</text:p>
          </table:table-cell>
          <table:table-cell/>
          <table:table-cell table:style-name="ce67"/>
          <table:table-cell/>
          <table:table-cell office:value-type="string">
            <text:p>Moved to image due</text:p>
          </table:table-cell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h</text:p>
          </table:table-cell>
          <table:table-cell/>
          <table:table-cell table:style-name="ce67"/>
          <table:table-cell/>
          <table:table-cell office:value-type="string">
            <text:p>to xio_plan/xio_patient</text:p>
          </table:table-cell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ortran.h.in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in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path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version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c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pstring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_wrap.cpp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.cu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x_test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cmtk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lib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7" office:value-type="string">
            <text:p>fann_test.c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abor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dcm1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mex_test.c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nlopt_test.c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l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h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mp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qt_test.cxx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test</text:p>
          </table:table-cell>
          <table:table-cell table:style-name="ce57" office:value-type="string">
            <text:p>ransac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sizeof.f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eps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limits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overflow.cxx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cxx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h</text:p>
          </table:table-cell>
          <table:table-cell table:number-columns-repeated="8"/>
        </table:table-row>
        <table:table-row table:style-name="ro1">
          <table:table-cell table:style-name="ce26" office:value-type="string">
            <text:p>util</text:p>
          </table:table-cell>
          <table:table-cell table:style-name="ce59" office:value-type="string">
            <text:p>closest_point.cxx</text:p>
          </table:table-cell>
          <table:table-cell table:number-columns-repeated="8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cxx</text:p>
          </table:table-cell>
          <table:table-cell table:number-columns-repeated="8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s_main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stance_ma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extract_contour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cxx</text:p>
          </table:table-cell>
          <table:table-cell/>
          <table:table-cell table:style-name="ce66" office:value-type="string">
            <text:p>!!</text:p>
          </table:table-cell>
          <table:table-cell>
            <draw:custom-shape table:end-cell-address="'Plastimatch 2.0 Organization Draft'.E578" table:end-x="0.0945in" table:end-y="0.1051in" draw:z-index="1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h</text:p>
          </table:table-cell>
          <table:table-cell/>
          <table:table-cell table:style-name="ce66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_main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union_mask.cxx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mex_drr.c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ead_obj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dcmtk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gdcm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h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h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cxx</text:p>
          </table:table-cell>
          <table:table-cell/>
          <table:table-cell table:style-name="ce68"/>
          <table:table-cell>
            <draw:custom-shape table:end-cell-address="'Plastimatch 2.0 Organization Draft'.E618" table:end-x="0.0945in" table:end-y="0.1512in" draw:z-index="1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h</text:p>
          </table:table-cell>
          <table:table-cell/>
          <table:table-cell table:style-name="ce68"/>
          <table:table-cell/>
          <table:table-cell office:value-type="string">
            <text:p>happily part</text:p>
          </table:table-cell>
          <table:table-cell table:number-columns-repeated="4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cxx</text:p>
          </table:table-cell>
          <table:table-cell/>
          <table:table-cell table:style-name="ce68"/>
          <table:table-cell/>
          <table:table-cell office:value-type="string">
            <text:p>of image module</text:p>
          </table:table-cell>
          <table:table-cell table:number-columns-repeated="4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h</text:p>
          </table:table-cell>
          <table:table-cell/>
          <table:table-cell table:style-name="ce68"/>
          <table:table-cell table:number-columns-repeated="6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cxx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h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cxx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h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3" office:value-type="string">
            <text:p>warp_parms.h</text:p>
          </table:table-cell>
          <table:table-cell table:number-columns-repeated="8"/>
        </table:table-row>
        <table:table-row table:style-name="ro1">
          <table:table-cell table:style-name="ce31" office:value-type="string">
            <text:p>wildwest</text:p>
          </table:table-cell>
          <table:table-cell table:style-name="ce64" office:value-type="string">
            <text:p>xf_to_empirefmt.cxx</text:p>
          </table:table-cell>
          <table:table-cell table:number-columns-repeated="8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20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3T20:08:04</dc:date>
    <dc:creator>James Shackleford</dc:creator>
    <meta:generator>OpenOffice.org/3.2$Unix OpenOffice.org_project/320m12$Build-9483</meta:generator>
    <meta:editing-duration>PT06H27M33S</meta:editing-duration>
    <meta:editing-cycles>30</meta:editing-cycles>
    <meta:document-statistic meta:table-count="1" meta:cell-count="1279" meta:object-count="13"/>
  </office:meta>
</office:document-meta>
</file>